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2)">
            <text:p>sn(1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4">
            <text:p>4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2">
            <text:p>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9T11:11:06.5">
            <text:p>2020/3/19 11:11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cm" draw:caption-point-x="-1.353cm" draw:caption-point-y="2.4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18)">
            <text:p>sn(18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4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5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5">
          <table:table-cell table:style-name="ce28"/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19T11:11:06.74">
            <text:p>2020/3/19 11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808cm" draw:caption-point-x="-1.353cm" draw:caption-point-y="2.44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19T11:11:06.99">
            <text:p>2020/3/19 11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76cm" draw:caption-point-x="-1.353cm" draw:caption-point-y="2.4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9T11:11:07.24">
            <text:p>2020/3/19 11:11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cm" draw:caption-point-x="-1.353cm" draw:caption-point-y="2.4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18)">
            <text:p>sn(1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9T11:11:04.77">
            <text:p>2020/3/19 11:1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18)">
            <text:p>sn(1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9T11:11:04.77">
            <text:p>2020/3/19 11:1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19T11:11:04.77">
            <text:p>2020/3/19 11:1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9T11:11:04.77">
            <text:p>2020/3/19 11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8)">
            <text:p>sn(1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9T11:11:07.89">
            <text:p>2020/3/19 11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8cm" draw:caption-point-x="-1.353cm" draw:caption-point-y="2.2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9T11:11:04.77">
            <text:p>2020/3/19 11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8)">
            <text:p>sn(1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9T11:11:08.35">
            <text:p>2020/3/19 11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8cm" draw:caption-point-x="-1.353cm" draw:caption-point-y="2.2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2020/03/19</text:date>, <text:time>11:1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9T11:11:04.37</dc:date>
    <dc:creator>iwabuchi ken</dc:creator>
    <meta:editing-duration>P7DT18H23M6S</meta:editing-duration>
    <meta:editing-cycles>745</meta:editing-cycles>
    <meta:generator>OpenOffice/4.1.3$Win32 OpenOffice.org_project/413m1$Build-9783</meta:generator>
    <meta:document-statistic meta:table-count="11" meta:cell-count="4642" meta:object-count="0"/>
    <meta:user-defined meta:name="sheets-banding"/>
    <meta:user-defined meta:name="sheets-original-selection"/>
  </office:meta>
</office:document-meta>
</file>